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DejaVu Sans" svg:font-family="'DejaVu San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B" style:family="table-column">
      <style:table-column-properties style:column-width="11.333cm" style:rel-column-width="4369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27c67"/>
    </style:style>
    <style:style style:name="P2" style:family="paragraph" style:parent-style-name="Table_20_Contents">
      <style:text-properties officeooo:rsid="00027c67" officeooo:paragraph-rsid="00027c67"/>
    </style:style>
    <style:style style:name="P3" style:family="paragraph" style:parent-style-name="Table_20_Contents">
      <style:text-properties officeooo:rsid="00033235" officeooo:paragraph-rsid="00033235"/>
    </style:style>
    <style:style style:name="P4" style:family="paragraph" style:parent-style-name="Table_20_Contents">
      <style:text-properties officeooo:rsid="00033235" officeooo:paragraph-rsid="0003575c"/>
    </style:style>
    <style:style style:name="P5" style:family="paragraph" style:parent-style-name="Heading" style:list-style-name="">
      <style:paragraph-properties fo:text-align="center" style:justify-single-word="false"/>
    </style:style>
    <style:style style:name="P6" style:family="paragraph" style:parent-style-name="Text_20_body" style:list-style-name=""/>
    <style:style style:name="P7" style:family="paragraph" style:parent-style-name="Text_20_body">
      <style:text-properties officeooo:paragraph-rsid="00055919"/>
    </style:style>
    <style:style style:name="P8" style:family="paragraph" style:parent-style-name="Text_20_body" style:list-style-name="">
      <style:paragraph-properties fo:line-height="100%"/>
      <style:text-properties fo:color="#000000" fo:font-weight="normal" officeooo:rsid="00055919" officeooo:paragraph-rsid="00055919" style:font-weight-asian="normal" style:font-weight-complex="normal"/>
    </style:style>
    <style:style style:name="P9" style:family="paragraph" style:parent-style-name="Text_20_body" style:list-style-name="">
      <style:paragraph-properties fo:line-height="100%"/>
      <style:text-properties fo:color="#000000" fo:font-weight="normal" officeooo:rsid="00055919" officeooo:paragraph-rsid="00060a7d" style:font-weight-asian="normal" style:font-weight-complex="normal"/>
    </style:style>
    <style:style style:name="P10" style:family="paragraph" style:parent-style-name="Text_20_body" style:list-style-name="">
      <style:paragraph-properties fo:margin-left="0cm" fo:margin-right="0cm" fo:margin-top="0.247cm" fo:margin-bottom="0.212cm" style:contextual-spacing="false" fo:text-indent="0cm" style:auto-text-indent="false"/>
      <style:text-properties officeooo:rsid="00055919" officeooo:paragraph-rsid="00055919"/>
    </style:style>
    <style:style style:name="P11" style:family="paragraph" style:parent-style-name="Quotations">
      <style:text-properties fo:font-style="italic" officeooo:paragraph-rsid="00055919" style:font-style-asian="italic" style:font-style-complex="italic"/>
    </style:style>
    <style:style style:name="P12" style:family="paragraph" style:parent-style-name="Quotations">
      <style:paragraph-properties fo:line-height="70%"/>
    </style:style>
    <style:style style:name="P13" style:family="paragraph" style:parent-style-name="Quotations">
      <style:paragraph-properties fo:line-height="70%"/>
      <style:text-properties officeooo:paragraph-rsid="00060a7d"/>
    </style:style>
    <style:style style:name="P14" style:family="paragraph" style:parent-style-name="Title" style:list-style-name=""/>
    <style:style style:name="P15" style:family="paragraph" style:parent-style-name="Heading_20_1">
      <style:text-properties officeooo:rsid="00055919" officeooo:paragraph-rsid="00055919"/>
    </style:style>
    <style:style style:name="P16" style:family="paragraph" style:parent-style-name="Heading_20_1">
      <style:paragraph-properties fo:text-align="center" style:justify-single-word="false"/>
    </style:style>
    <style:style style:name="P17" style:family="paragraph" style:parent-style-name="Heading_20_1">
      <style:paragraph-properties fo:break-before="page"/>
      <style:text-properties officeooo:rsid="00027c67" officeooo:paragraph-rsid="00027c67"/>
    </style:style>
    <style:style style:name="P18" style:family="paragraph" style:parent-style-name="Heading_20_3" style:master-page-name="">
      <style:paragraph-properties fo:margin-left="0cm" fo:margin-right="0cm" fo:margin-top="0.247cm" fo:margin-bottom="0.212cm" style:contextual-spacing="false" fo:text-indent="0cm" style:auto-text-indent="false" style:page-number="auto" fo:keep-with-next="always"/>
      <style:text-properties fo:color="#808080" style:font-name="Liberation Sans" fo:font-weight="bold" style:font-weight-asian="bold" style:font-weight-complex="bold"/>
    </style:style>
    <style:style style:name="P19" style:family="paragraph" style:parent-style-name="Heading_20_3" style:master-page-name="">
      <style:paragraph-properties fo:margin-left="0cm" fo:margin-right="0cm" fo:margin-top="0.247cm" fo:margin-bottom="0.212cm" style:contextual-spacing="false" fo:text-align="start" style:justify-single-word="false" fo:text-indent="0cm" style:auto-text-indent="false" style:page-number="auto" fo:keep-with-next="always"/>
      <style:text-properties fo:color="#808080"/>
    </style:style>
    <style:style style:name="P20" style:family="paragraph" style:parent-style-name="Table_20_Contents">
      <style:text-properties fo:font-weight="bold" officeooo:rsid="00027c67" officeooo:paragraph-rsid="00027c67" style:font-weight-asian="bold" style:font-weight-complex="bold"/>
    </style:style>
    <style:style style:name="P21" style:family="paragraph" style:parent-style-name="Table_20_Contents">
      <style:text-properties officeooo:rsid="00033235" officeooo:paragraph-rsid="0007e72e"/>
    </style:style>
    <style:style style:name="T1" style:family="text">
      <style:text-properties officeooo:rsid="0003575c"/>
    </style:style>
    <style:style style:name="T2" style:family="text">
      <style:text-properties officeooo:rsid="0003947a"/>
    </style:style>
    <style:style style:name="T3" style:family="text">
      <style:text-properties officeooo:rsid="00046f9a"/>
    </style:style>
    <style:style style:name="T4" style:family="text">
      <style:text-properties officeooo:rsid="00055919"/>
    </style:style>
    <style:style style:name="T5" style:family="text">
      <style:text-properties fo:font-weight="bold" style:font-weight-asian="bold" style:font-weight-complex="bold"/>
    </style:style>
    <style:style style:name="T6" style:family="text">
      <style:text-properties fo:color="#808080" style:font-name="Liberation Sans" fo:font-weight="bold" style:font-weight-asian="bold" style:font-weight-complex="bold"/>
    </style:style>
    <style:style style:name="T7" style:family="text">
      <style:text-properties style:font-name="Liberation Sans"/>
    </style:style>
    <style:style style:name="T8" style:family="text">
      <style:text-properties style:font-name="Liberation Sans" officeooo:rsid="00060a7d"/>
    </style:style>
    <style:style style:name="T9" style:family="text">
      <style:text-properties fo:color="#990000" style:font-name="Liberation Sans" fo:font-weight="bold" style:font-weight-asian="bold" style:font-weight-complex="bold"/>
    </style:style>
    <style:style style:name="T10" style:family="text">
      <style:text-properties officeooo:rsid="0007e7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Laboratorio 3</text:h>
      <text:h text:style-name="P16" text:outline-level="1">Técnicas de Inteligencia Artificial</text:h>
      <text:h text:style-name="P16" text:outline-level="1">Curso 4</text:h>
      <text:h text:style-name="P14" text:outline-level="1"/>
      <text:h text:style-name="P6" text:outline-level="1"/>
      <text:h text:style-name="P6" text:outline-level="1"/>
      <text:h text:style-name="P6" text:outline-level="1"/>
      <text:h text:style-name="P5" text:outline-level="1">David Ramirez Ambrosi</text:h>
      <text:h text:style-name="P5" text:outline-level="1">13-10-2014</text:h>
      <text:h text:style-name="P17" text:outline-level="1"><text:span text:style-name="T4">1 - </text:span>Documentación de funciones</text:h>
      <table:table table:name="Table1" table:style-name="Table1">
        <table:table-column table:style-name="Table1.A"/>
        <table:table-column table:style-name="Table1.B"/>
        <table:table-row>
          <table:table-cell table:style-name="Table1.A1" office:value-type="string">
            <text:p text:style-name="P20">Sintaxis</text:p>
          </table:table-cell>
          <table:table-cell table:style-name="Table1.B1" office:value-type="string">
            <text:p text:style-name="P20">Descripción</text:p>
          </table:table-cell>
        </table:table-row>
        <table:table-row>
          <table:table-cell table:style-name="Table1.A2" office:value-type="string">
            <text:p text:style-name="P2">extrae-h1 ($?estado)</text:p>
          </table:table-cell>
          <table:table-cell table:style-name="Table1.B2" office:value-type="string">
            <text:p text:style-name="P3"><text:span text:style-name="T5">Precondición</text:span>: <text:span text:style-name="T1">Un estado del problema</text:span></text:p>
            <text:p text:style-name="P3"><text:span text:style-name="T5">Postcondición</text:span>: <text:span text:style-name="T1">Se extrae del estado la información referente a la habitación 1</text:span></text:p>
          </table:table-cell>
        </table:table-row>
        <table:table-row>
          <table:table-cell table:style-name="Table1.A2" office:value-type="string">
            <text:p text:style-name="P2">extrae-h2 ($?estado)</text:p>
          </table:table-cell>
          <table:table-cell table:style-name="Table1.B2" office:value-type="string">
            <text:p text:style-name="P3"><text:span text:style-name="T5">Precondición</text:span>: <text:span text:style-name="T1">Un estado del problema</text:span></text:p>
            <text:p text:style-name="P3"><text:span text:style-name="T5">Postcondición</text:span>: <text:span text:style-name="T1">Se extrae del estado la información referente a la habitación 2</text:span></text:p>
          </table:table-cell>
        </table:table-row>
        <table:table-row>
          <table:table-cell table:style-name="Table1.A2" office:value-type="string">
            <text:p text:style-name="P2">aspirar ($?habitacion)</text:p>
          </table:table-cell>
          <table:table-cell table:style-name="Table1.B2" office:value-type="string">
            <text:p text:style-name="P3"><text:span text:style-name="T5">Precondición</text:span>: Se asigna una habitación a aspirar</text:p>
            <text:p text:style-name="P3"><text:span text:style-name="T5">Postcondición</text:span>: Se aspira la habitación si la aspiradora está en ella y si la habitación está sucia</text:p>
          </table:table-cell>
        </table:table-row>
        <table:table-row>
          <table:table-cell table:style-name="Table1.A2" office:value-type="string">
            <text:p text:style-name="P2">quitar-aspiradora ($?habitacion)</text:p>
          </table:table-cell>
          <table:table-cell table:style-name="Table1.B2" office:value-type="string">
            <text:p text:style-name="P3"><text:span text:style-name="T5">Precondición</text:span>: <text:span text:style-name="T1">La parte de un estado correspondiente a una habitación</text:span></text:p>
            <text:p text:style-name="P3"><text:span text:style-name="T5">Postcondición</text:span>:<text:span text:style-name="T1">La aspiradora queda eliminada de la habitación. No se modifica nada si la habitación no estaba en dicha habitación</text:span></text:p>
          </table:table-cell>
        </table:table-row>
        <table:table-row>
          <table:table-cell table:style-name="Table1.A2" office:value-type="string">
            <text:p text:style-name="P2">poner-aspiradora ($?habitacion)</text:p>
          </table:table-cell>
          <table:table-cell table:style-name="Table1.B2" office:value-type="string">
            <text:p text:style-name="P3"><text:span text:style-name="T5">Precondición</text:span>: <text:span text:style-name="T1">La parte del estado correspondiente a una habitación</text:span></text:p>
            <text:p text:style-name="P3"><text:span text:style-name="T5">Postcondición</text:span>: <text:span text:style-name="T1">Si la aspiradora estaba ya en la habitación, no se modifica nada. En caso contrario, se asigna la aspiradora a la habitación</text:span></text:p>
          </table:table-cell>
        </table:table-row>
        <table:table-row>
          <table:table-cell table:style-name="Table1.A2" office:value-type="string">
            <text:p text:style-name="P2">habitacion-limpia? ($?habitacion)</text:p>
          </table:table-cell>
          <table:table-cell table:style-name="Table1.B2" office:value-type="string">
            <text:p text:style-name="P4"><text:span text:style-name="T5">Precondición</text:span>: <text:span text:style-name="T1">La parte del estado correspondiente a una habitación</text:span></text:p>
            <text:p text:style-name="P3"><text:span text:style-name="T5">Postcondición</text:span>: <text:span text:style-name="T1">Comprueba si la habtación dada está limpia</text:span></text:p>
          </table:table-cell>
        </table:table-row>
        <table:table-row>
          <table:table-cell table:style-name="Table1.A2" office:value-type="string">
            <text:p text:style-name="P2">exito ($?estado)</text:p>
          </table:table-cell>
          <table:table-cell table:style-name="Table1.B2" office:value-type="string">
            <text:p text:style-name="P3"><text:span text:style-name="T5">Precondición</text:span>: <text:span text:style-name="T1">Un estado</text:span></text:p>
            <text:p text:style-name="P3"><text:span text:style-name="T5">Postcondición</text:span>: <text:span text:style-name="T1">Se comprueba que ambas habitaciones del estado dado estén limpias</text:span></text:p>
          </table:table-cell>
        </table:table-row>
        <table:table-row>
          <table:table-cell table:style-name="Table1.A2" office:value-type="string">
            <text:p text:style-name="P2">A ($?estado)</text:p>
          </table:table-cell>
          <table:table-cell table:style-name="Table1.B2" office:value-type="string">
            <text:p text:style-name="P3"><text:span text:style-name="T5">Precondición</text:span>: Se asigna un estado a tratar</text:p>
            <text:p text:style-name="P3"><text:span text:style-name="T5">Postcondición</text:span>: Se crea un nuevo estado donde la habitación en la que se encontraba la aspiradora queda aspirada</text:p>
          </table:table-cell>
        </table:table-row>
        <table:table-row>
          <table:table-cell table:style-name="Table1.A2" office:value-type="string">
            <text:p text:style-name="P2">I ($?estado)</text:p>
          </table:table-cell>
          <table:table-cell table:style-name="Table1.B2" office:value-type="string">
            <text:p text:style-name="P3"><text:span text:style-name="T5">Precondición</text:span>: <text:span text:style-name="T1">Un estado</text:span></text:p>
            <text:p text:style-name="P3"><text:span text:style-name="T5">Postcondición</text:span>: <text:span text:style-name="T1">La aspiradora quedará situada en la habitación de la izquierda (habitación 1)</text:span></text:p>
          </table:table-cell>
        </table:table-row>
        <table:table-row>
          <table:table-cell table:style-name="Table1.A2" office:value-type="string">
            <text:p text:style-name="P2">D ($?estado)</text:p>
          </table:table-cell>
          <table:table-cell table:style-name="Table1.B2" office:value-type="string">
            <text:p text:style-name="P3"><text:span text:style-name="T5">Precondición</text:span>: <text:span text:style-name="T1">Un estado</text:span></text:p>
            <text:p text:style-name="P3"><text:span text:style-name="T5">Postcondición</text:span>: <text:span text:style-name="T1">La aspiradora quedará situada en la habitación de la derecha (habitación 2)</text:span></text:p>
          </table:table-cell>
        </table:table-row>
        <table:table-row>
          <table:table-cell table:style-name="Table1.A2" office:value-type="string">
            <text:p text:style-name="P2">prohibido? ($?estado)</text:p>
          </table:table-cell>
          <table:table-cell table:style-name="Table1.B2" office:value-type="string">
            <text:p text:style-name="P3"><text:span text:style-name="T5">Precondición</text:span>: <text:span text:style-name="T2">Un estado</text:span></text:p>
            <text:p text:style-name="P3"><text:span text:style-name="T5">Postcondición</text:span>: <text:span text:style-name="T2">Comprueba si el estado dado es prohibido</text:span></text:p>
          </table:table-cell>
        </table:table-row>
        <table:table-row>
          <table:table-cell table:style-name="Table1.A2" office:value-type="string">
            <text:p text:style-name="P2">aplicar-operador (?operador $?estado)</text:p>
          </table:table-cell>
          <table:table-cell table:style-name="Table1.B2" office:value-type="string">
            <text:p text:style-name="P3"><text:span text:style-name="T5">Precondición</text:span>: <text:span text:style-name="T2">Se da un operador a aplicar (una de las tres operaciones disponibles en el problema: A, I, D) y un estado</text:span></text:p>
            <text:p text:style-name="P3"><text:span text:style-name="T5">Postcondición</text:span>: <text:span text:style-name="T2">Se aplica la operación solicitada sobre el estado dado</text:span></text:p>
          </table:table-cell>
        </table:table-row>
        <table:table-row>
          <table:table-cell table:style-name="Table1.A2" office:value-type="string">
            <text:p text:style-name="P2">operadores-hijos($?estado)</text:p>
          </table:table-cell>
          <table:table-cell table:style-name="Table1.B2" office:value-type="string">
            <text:p text:style-name="P3"><text:span text:style-name="T5">Precondición</text:span>: <text:span text:style-name="T3">Un estado de partida</text:span></text:p>
            <text:p text:style-name="P3"><text:span text:style-name="T5">Postcondición</text:span>: <text:span text:style-name="T3">Se obtienen los operadores que pueden ser aplicados en ese estado</text:span></text:p>
          </table:table-cell>
        </table:table-row>
        <text:soft-page-break/>
        <table:table-row>
          <table:table-cell table:style-name="Table1.A2" office:value-type="string">
            <text:p text:style-name="P2">hijos($?estado)</text:p>
          </table:table-cell>
          <table:table-cell table:style-name="Table1.B2" office:value-type="string">
            <text:p text:style-name="P3"><text:span text:style-name="T5">Precondición</text:span>: <text:span text:style-name="T3">Un estado de partida</text:span></text:p>
            <text:p text:style-name="P3"><text:span text:style-name="T5">Postcondición</text:span>: <text:span text:style-name="T3">Se obtienen los estados que pueden ser alcanzados desde el estado de partida</text:span></text:p>
          </table:table-cell>
        </table:table-row>
        <table:table-row>
          <table:table-cell table:style-name="Table1.A2" office:value-type="string">
            <text:p text:style-name="P2">busqueda-en-profundidad ($?lista)</text:p>
          </table:table-cell>
          <table:table-cell table:style-name="Table1.B2" office:value-type="string">
            <text:p text:style-name="P3"><text:span text:style-name="T5">Precondición</text:span>: <text:span text:style-name="T10">Un estado inicial de partida</text:span></text:p>
            <text:p text:style-name="P3"><text:span text:style-name="T5">Postcondición</text:span>: <text:bookmark-start text:name="__DdeLink__266_518467391"/><text:span text:style-name="T10">Realiza la búsqueda en profundidad del espacio de estados, apartir del estado dado hasta que encuentra el estado objetivo del problema</text:span><text:bookmark-end text:name="__DdeLink__266_518467391"/><text:span text:style-name="T10">.</text:span></text:p>
          </table:table-cell>
        </table:table-row>
        <table:table-row>
          <table:table-cell table:style-name="Table1.A2" office:value-type="string">
            <text:p text:style-name="P2">busqueda-en-profundidad-con-visitados ($?lista)</text:p>
          </table:table-cell>
          <table:table-cell table:style-name="Table1.B2" office:value-type="string">
            <text:p text:style-name="P3"><text:span text:style-name="T5">Precondición</text:span>: <text:span text:style-name="T10">Estado inicial</text:span></text:p>
            <text:p text:style-name="P21"><text:span text:style-name="T5">Postcondición</text:span>: <text:span text:style-name="T10">Realiza la búsqueda en profundidad del espacio de estados, apartir del estado dado hasta que encuentra el estado objetivo del problema. Tiene en cuenta los estados que ya han sido visitados para evitar repetir búsquedas.</text:span></text:p>
          </table:table-cell>
        </table:table-row>
      </table:table>
      <text:p text:style-name="P1"/>
      <text:h text:style-name="P15" text:outline-level="1">2- Ejecución de búsqueda-en-profundidad</text:h>
      <text:h text:style-name="P19" text:outline-level="3">Carga el fichero busqueda-exhaustiva.clp y efectúa la llamada (busqueda-e<text:span text:style-name="T4">n-profundidad</text:span> ?*LISTA*) con ?*PASOS=5*</text:h>
      <text:p text:style-name="P7"/>
      <text:p text:style-name="P11">CLIPS&gt; (busqueda-en-profundidad ?*LISTA*)</text:p>
      <text:p text:style-name="P11">La solución es (h1 h2 aspiradora)</text:p>
      <text:h text:style-name="P15" text:outline-level="1">3- Corrección de código</text:h>
      <text:h text:style-name="P18" text:outline-level="3">Modifica busqueda-exhaustiva-con-visitados para que la llamada (busqueda-e<text:span text:style-name="T4">n-profundidad</text:span>-con-visitados ?*LISTA*) funcione correctamente</text:h>
      <text:h text:style-name="P10" text:outline-level="3"><text:span text:style-name="T6">Código original:</text:span></text:h>
      <text:h text:style-name="P8" text:outline-level="3"><text:span text:style-name="T7">(deffunction busqueda-en-profundidad-con-visitados ($?lista)</text:span></text:h>
      <text:h text:style-name="P8" text:outline-level="3"><text:span text:style-name="T7">(bind ?i 0)</text:span></text:h>
      <text:h text:style-name="P8" text:outline-level="3"><text:span text:style-name="T7">(while (and(not (exito ?*PADRE*)) (not (eq ?*LISTA* (create$)))) do</text:span></text:h>
      <text:h text:style-name="P8" text:outline-level="3"><text:span text:style-name="T7"><text:tab/>(printout t "Paso " ?i crlf)</text:span></text:h>
      <text:h text:style-name="P8" text:outline-level="3"><text:span text:style-name="T7"><text:tab/>(bind ?*PADRE* <text:s/>(explode$(nth$ 1 <text:s/>?*LISTA*)))</text:span></text:h>
      <text:h text:style-name="P8" text:outline-level="3"><text:span text:style-name="T7"><text:tab/>(printout t "Padre " ?*PADRE* crlf)</text:span></text:h>
      <text:h text:style-name="P8" text:outline-level="3"><text:span text:style-name="T7"><text:tab/>(bind ?*LISTA*(rest$ ?*LISTA*))</text:span></text:h>
      <text:h text:style-name="P9" text:outline-level="3"><text:span text:style-name="T7"><text:s text:c="8"/>(if (not(member$ (</text:span><text:span text:style-name="T8">nth$ 1 <text:s/>?*LISTA*)</text:span><text:span text:style-name="T7"> ?*VISITADOS*)) then</text:span></text:h>
      <text:h text:style-name="P9" text:outline-level="3"><text:span text:style-name="T7"><text:s/><text:tab/> <text:s text:c="3"/>(bind ?*VISITADOS* (create$ ?*VISITADOS* (</text:span><text:span text:style-name="T8">nth$ 1 <text:s/>?*LISTA*)</text:span><text:span text:style-name="T7">))</text:span></text:h>
      <text:h text:style-name="P8" text:outline-level="3"><text:span text:style-name="T7"><text:tab/> <text:s text:c="3"/>(if (not (exito ?*PADRE*)) then </text:span></text:h>
      <text:h text:style-name="P8" text:outline-level="3"><text:span text:style-name="T7"><text:tab/><text:tab/>(bind ?operadores-hijos (operadores-hijos ?*PADRE*))</text:span></text:h>
      <text:h text:style-name="P8" text:outline-level="3"><text:span text:style-name="T7"><text:tab/><text:tab/>(bind ?hijos (hijos ?*PADRE*))</text:span></text:h>
      <text:h text:style-name="P8" text:outline-level="3"><text:span text:style-name="T7"><text:s/><text:tab/><text:tab/>(bind ?*LISTA* (create$ (hijos ?*PADRE*) <text:s text:c="2"/>?*LISTA*))</text:span></text:h>
      <text:h text:style-name="P8" text:outline-level="3"><text:soft-page-break/><text:span text:style-name="T7"><text:tab/> <text:s text:c="7"/>(bind ?i (+ ?i 1))</text:span></text:h>
      <text:h text:style-name="P8" text:outline-level="3"><text:span text:style-name="T7"><text:s text:c="13"/>)</text:span></text:h>
      <text:h text:style-name="P8" text:outline-level="3"><text:span text:style-name="T7"><text:s text:c="8"/>)</text:span></text:h>
      <text:h text:style-name="P8" text:outline-level="3"><text:span text:style-name="T7"><text:tab/>(if (and (&gt; ?*PASOS* 0) (= ?i ?*PASOS*)) then (break))</text:span></text:h>
      <text:h text:style-name="P8" text:outline-level="3"><text:span text:style-name="T7">)</text:span></text:h>
      <text:h text:style-name="P8" text:outline-level="3"/>
      <text:h text:style-name="P8" text:outline-level="3"><text:span text:style-name="T7">(if <text:s/>(exito ?*PADRE*) then (printout t "La solución es " ?*PADRE* crlf)</text:span></text:h>
      <text:h text:style-name="P8" text:outline-level="3"><text:span text:style-name="T7">else (if (=(length$ ?*LISTA*)0) <text:s/>then (printout t "No hay solución" crlf)))</text:span></text:h>
      <text:h text:style-name="P8" text:outline-level="3"><text:span text:style-name="T7">)</text:span></text:h>
      <text:h text:style-name="P8" text:outline-level="3"><text:span text:style-name="T7"/></text:h>
      <text:h text:style-name="Heading_20_3" text:outline-level="3">Código modificado:</text:h>
      <text:h text:style-name="P8" text:outline-level="3"><text:span text:style-name="T7">(deffunction busqueda-en-profundidad-con-visitados ($?lista)</text:span></text:h>
      <text:h text:style-name="P8" text:outline-level="3"><text:span text:style-name="T7">(bind ?i 0)</text:span></text:h>
      <text:h text:style-name="P8" text:outline-level="3"><text:span text:style-name="T7">(while (and(not (exito ?*PADRE*)) (not (eq ?*LISTA* (create$)))) do</text:span></text:h>
      <text:h text:style-name="P8" text:outline-level="3"><text:span text:style-name="T7"><text:tab/>(printout t "Paso " ?i crlf)</text:span></text:h>
      <text:h text:style-name="P8" text:outline-level="3"><text:span text:style-name="T7"><text:tab/>(bind ?*PADRE* <text:s/>(explode$(nth$ 1 <text:s/>?*LISTA*)))</text:span></text:h>
      <text:h text:style-name="P8" text:outline-level="3"><text:span text:style-name="T7"><text:tab/>(printout t "Padre " ?*PADRE* crlf)</text:span></text:h>
      <text:h text:style-name="P8" text:outline-level="3"><text:span text:style-name="T7"><text:tab/>(bind ?*LISTA*(rest$ ?*LISTA*))</text:span></text:h>
      <text:h text:style-name="P8" text:outline-level="3"><text:span text:style-name="T7"><text:s text:c="8"/>(if (not(member$ </text:span><text:span text:style-name="T9">?*PADRE*</text:span><text:span text:style-name="T7"> ?*VISITADOS*)) then</text:span></text:h>
      <text:h text:style-name="P8" text:outline-level="3"><text:span text:style-name="T7"><text:s/><text:tab/> <text:s text:c="3"/>(bind ?*VISITADOS* (create$ ?*VISITADOS* </text:span><text:span text:style-name="T9">?*PADRE*</text:span><text:span text:style-name="T7">))</text:span></text:h>
      <text:h text:style-name="P8" text:outline-level="3"><text:span text:style-name="T7"><text:tab/> <text:s text:c="3"/>(if (not (exito ?*PADRE*)) then </text:span></text:h>
      <text:h text:style-name="P8" text:outline-level="3"><text:span text:style-name="T7"><text:tab/><text:tab/>(bind ?operadores-hijos (operadores-hijos ?*PADRE*))</text:span></text:h>
      <text:h text:style-name="P8" text:outline-level="3"><text:span text:style-name="T7"><text:tab/><text:tab/>(bind ?hijos (hijos ?*PADRE*))</text:span></text:h>
      <text:h text:style-name="P8" text:outline-level="3"><text:span text:style-name="T7"><text:s/><text:tab/><text:tab/>(bind ?*LISTA* (create$ (hijos ?*PADRE*) <text:s text:c="2"/>?*LISTA*))</text:span></text:h>
      <text:h text:style-name="P8" text:outline-level="3"><text:span text:style-name="T7"><text:tab/> <text:s text:c="7"/>(bind ?i (+ ?i 1))</text:span></text:h>
      <text:h text:style-name="P8" text:outline-level="3"><text:span text:style-name="T7"><text:s text:c="13"/>)</text:span></text:h>
      <text:h text:style-name="P8" text:outline-level="3"><text:span text:style-name="T7"><text:s text:c="8"/>)</text:span></text:h>
      <text:h text:style-name="P8" text:outline-level="3"><text:span text:style-name="T7"><text:tab/>(if (and (&gt; ?*PASOS* 0) (= ?i ?*PASOS*)) then (break))</text:span></text:h>
      <text:h text:style-name="P8" text:outline-level="3"><text:span text:style-name="T7">)</text:span></text:h>
      <text:h text:style-name="P8" text:outline-level="3"/>
      <text:h text:style-name="P8" text:outline-level="3"><text:span text:style-name="T7">(if <text:s/>(exito ?*PADRE*) then (printout t "La solución es " ?*PADRE* crlf)</text:span></text:h>
      <text:h text:style-name="P8" text:outline-level="3"><text:span text:style-name="T7">else (if (=(length$ ?*LISTA*)0) <text:s/>then (printout t "No hay solución" crlf)))</text:span></text:h>
      <text:h text:style-name="P8" text:outline-level="3"><text:span text:style-name="T7">)</text:span></text:h>
      <text:h text:style-name="Heading_20_3" text:outline-level="3">Ejecución:</text:h>
      <text:p text:style-name="P12">CLIPS&gt; (busqueda-en-profundidad-con-visitados)</text:p>
      <text:p text:style-name="P12"><text:soft-page-break/>Paso 0</text:p>
      <text:p text:style-name="P12">Padre (h1 aspiradora sucia h2 sucia)</text:p>
      <text:p text:style-name="P12">Paso 1</text:p>
      <text:p text:style-name="P12">Padre (h1 aspiradora h2 sucia)</text:p>
      <text:p text:style-name="P12">Paso 2</text:p>
      <text:p text:style-name="P12">Padre (h1 aspiradora h2 sucia)</text:p>
      <text:p text:style-name="P12">Paso 2</text:p>
      <text:p text:style-name="P13">Padre (h1 aspiradora h2 sucia)</text:p>
      <text:p text:style-name="P13">Paso 2</text:p>
      <text:p text:style-name="P12">Padre (h1 h2 aspiradora sucia)</text:p>
      <text:p text:style-name="P12">Paso 3</text:p>
      <text:p text:style-name="P13">Padre (h1 h2 aspiradora)La solución es (h1 h2 aspirad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DejaVu Sans" svg:font-family="'DejaVu San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1" style:display-name="Diapositiva de título~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a_20_de_20_título_7e_LT_7e_Gliederung_20_2" style:display-name="Diapositiva de título~LT~Gliederung 2" style:family="paragraph" style:parent-style-name="Diapositiva_20_de_20_título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DejaVu Sans" fo:font-family="'DejaVu 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Diapositiva_20_de_20_título_7e_LT_7e_Gliederung_20_3" style:display-name="Diapositiva de título~LT~Gliederung 3" style:family="paragraph" style:parent-style-name="Diapositiva_20_de_20_título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4" style:display-name="Diapositiva de título~LT~Gliederung 4" style:family="paragraph" style:parent-style-name="Diapositiva_20_de_20_título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5" style:display-name="Diapositiva de título~LT~Gliederung 5" style:family="paragraph" style:parent-style-name="Diapositiva_20_de_20_título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6" style:display-name="Diapositiva de título~LT~Gliederung 6" style:family="paragraph" style:parent-style-name="Diapositiva_20_de_20_título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7" style:display-name="Diapositiva de título~LT~Gliederung 7" style:family="paragraph" style:parent-style-name="Diapositiva_20_de_20_título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8" style:display-name="Diapositiva de título~LT~Gliederung 8" style:family="paragraph" style:parent-style-name="Diapositiva_20_de_20_título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9" style:display-name="Diapositiva de título~LT~Gliederung 9" style:family="paragraph" style:parent-style-name="Diapositiva_20_de_20_título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Titel" style:display-name="Diapositiva de título~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a_20_de_20_título_7e_LT_7e_Untertitel" style:display-name="Diapositiva de títul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a_20_de_20_título_7e_LT_7e_Notizen" style:display-name="Diapositiva de títul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a_20_de_20_título_7e_LT_7e_Hintergrundobjekte" style:display-name="Diapositiva de títul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iapositiva_20_de_20_título_7e_LT_7e_Hintergrund" style:display-name="Diapositiva de títul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DejaVu Sans" fo:font-family="'DejaVu Sans'" style:font-family-generic="roman"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ejaVu Sans" fo:font-family="'DejaVu 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DejaVu Sans" fo:font-family="'DejaVu 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1" style:display-name="Título y objetos~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y_20_objetos_7e_LT_7e_Gliederung_20_2" style:display-name="Título y objetos~LT~Gliederung 2" style:family="paragraph" style:parent-style-name="Título_20_y_20_objetos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DejaVu Sans" fo:font-family="'DejaVu 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Título_20_y_20_objetos_7e_LT_7e_Gliederung_20_3" style:display-name="Título y objetos~LT~Gliederung 3" style:family="paragraph" style:parent-style-name="Título_20_y_20_objetos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4" style:display-name="Título y objetos~LT~Gliederung 4" style:family="paragraph" style:parent-style-name="Título_20_y_20_objetos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5" style:display-name="Título y objetos~LT~Gliederung 5" style:family="paragraph" style:parent-style-name="Título_20_y_20_objetos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6" style:display-name="Título y objetos~LT~Gliederung 6" style:family="paragraph" style:parent-style-name="Título_20_y_20_objetos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7" style:display-name="Título y objetos~LT~Gliederung 7" style:family="paragraph" style:parent-style-name="Título_20_y_20_objetos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8" style:display-name="Título y objetos~LT~Gliederung 8" style:family="paragraph" style:parent-style-name="Título_20_y_20_objetos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9" style:display-name="Título y objetos~LT~Gliederung 9" style:family="paragraph" style:parent-style-name="Título_20_y_20_objetos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Titel" style:display-name="Título y objetos~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y_20_objetos_7e_LT_7e_Untertitel" style:display-name="Título y objeto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y_20_objetos_7e_LT_7e_Notizen" style:display-name="Título y objeto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y_20_objetos_7e_LT_7e_Hintergrundobjekte" style:display-name="Título y objeto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ítulo_20_y_20_objetos_7e_LT_7e_Hintergrund" style:display-name="Título y objeto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_20_blanco_7e_LT_7e_Gliederung_20_1" style:display-name="En blanco~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n_20_blanco_7e_LT_7e_Gliederung_20_2" style:display-name="En blanco~LT~Gliederung 2" style:family="paragraph" style:parent-style-name="En_20_blanco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DejaVu Sans" fo:font-family="'DejaVu 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En_20_blanco_7e_LT_7e_Gliederung_20_3" style:display-name="En blanco~LT~Gliederung 3" style:family="paragraph" style:parent-style-name="En_20_blanco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En_20_blanco_7e_LT_7e_Gliederung_20_4" style:display-name="En blanco~LT~Gliederung 4" style:family="paragraph" style:parent-style-name="En_20_blanco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En_20_blanco_7e_LT_7e_Gliederung_20_5" style:display-name="En blanco~LT~Gliederung 5" style:family="paragraph" style:parent-style-name="En_20_blanco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En_20_blanco_7e_LT_7e_Gliederung_20_6" style:display-name="En blanco~LT~Gliederung 6" style:family="paragraph" style:parent-style-name="En_20_blanco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En_20_blanco_7e_LT_7e_Gliederung_20_7" style:display-name="En blanco~LT~Gliederung 7" style:family="paragraph" style:parent-style-name="En_20_blanco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En_20_blanco_7e_LT_7e_Gliederung_20_8" style:display-name="En blanco~LT~Gliederung 8" style:family="paragraph" style:parent-style-name="En_20_blanco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En_20_blanco_7e_LT_7e_Gliederung_20_9" style:display-name="En blanco~LT~Gliederung 9" style:family="paragraph" style:parent-style-name="En_20_blanco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DejaVu Sans" fo:font-family="'DejaVu 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En_20_blanco_7e_LT_7e_Titel" style:display-name="En blanco~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En_20_blanco_7e_LT_7e_Untertitel" style:display-name="En blanc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n_20_blanco_7e_LT_7e_Notizen" style:display-name="En blanc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n_20_blanco_7e_LT_7e_Hintergrundobjekte" style:display-name="En blanc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_20_blanco_7e_LT_7e_Hintergrund" style:display-name="En blanc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15:13:20.537996524</meta:creation-date>
    <dc:date>2014-10-13T16:15:31.736826282</dc:date>
    <meta:editing-duration>PT1H51M37S</meta:editing-duration>
    <meta:editing-cycles>5</meta:editing-cycles>
    <meta:generator>LibreOffice/4.2.5.2$Linux_X86_64 LibreOffice_project/420m0$Build-2</meta:generator>
    <meta:document-statistic meta:table-count="1" meta:image-count="0" meta:object-count="0" meta:page-count="5" meta:paragraph-count="120" meta:word-count="712" meta:character-count="5252" meta:non-whitespace-character-count="4522"/>
  </office:meta>
</office:document-meta>
</file>